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17ae716"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1852d10"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18e7e94" style:font-weight-asian="normal" style:font-weight-complex="normal"/>
    </style:style>
    <style:style style:name="P7" style:family="paragraph" style:parent-style-name="Standard">
      <style:paragraph-properties fo:text-align="start" style:justify-single-word="false"/>
      <style:text-properties fo:font-weight="normal" officeooo:rsid="001e558d" officeooo:paragraph-rsid="01b89966" style:font-weight-asian="normal" style:font-weight-complex="normal"/>
    </style:style>
    <style:style style:name="P8" style:family="paragraph" style:parent-style-name="Standard">
      <style:paragraph-properties fo:text-align="start" style:justify-single-word="false"/>
      <style:text-properties fo:font-weight="normal" officeooo:rsid="0186d67f" officeooo:paragraph-rsid="018aef62"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129ae54" officeooo:paragraph-rsid="001c13f6"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134b83c" officeooo:paragraph-rsid="001e558d"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17ae716" officeooo:paragraph-rsid="017ae71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185765c" officeooo:paragraph-rsid="01852d10" style:font-weight-asian="normal" style:font-weight-complex="normal"/>
    </style:style>
    <style:style style:name="P13" style:family="paragraph" style:parent-style-name="Standard">
      <style:paragraph-properties fo:text-align="start" style:justify-single-word="false"/>
      <style:text-properties style:text-underline-style="none" fo:font-weight="bold" officeooo:rsid="01f2362c" officeooo:paragraph-rsid="01f372cd" style:font-weight-asian="bold" style:font-weight-complex="bold"/>
    </style:style>
    <style:style style:name="P14" style:family="paragraph" style:parent-style-name="Standard">
      <style:paragraph-properties fo:text-align="start" style:justify-single-word="false"/>
      <style:text-properties officeooo:paragraph-rsid="001c13f6"/>
    </style:style>
    <style:style style:name="P15" style:family="paragraph" style:parent-style-name="Standard">
      <style:paragraph-properties fo:text-align="start" style:justify-single-word="false"/>
      <style:text-properties officeooo:paragraph-rsid="017ae716"/>
    </style:style>
    <style:style style:name="P16" style:family="paragraph" style:parent-style-name="Standard">
      <style:paragraph-properties fo:text-align="start" style:justify-single-word="false"/>
      <style:text-properties officeooo:paragraph-rsid="01f59d20"/>
    </style:style>
    <style:style style:name="P17" style:family="paragraph" style:parent-style-name="Standard">
      <style:paragraph-properties fo:text-align="start" style:justify-single-word="false"/>
      <style:text-properties fo:font-weight="normal" officeooo:rsid="001e558d" officeooo:paragraph-rsid="01edd0af" style:font-weight-asian="normal" style:font-weight-complex="normal"/>
    </style:style>
    <style:style style:name="P18" style:family="paragraph" style:parent-style-name="Standard">
      <style:paragraph-properties fo:text-align="start" style:justify-single-word="false"/>
      <style:text-properties fo:font-weight="normal" officeooo:rsid="001e558d" officeooo:paragraph-rsid="01852d10" style:font-weight-asian="normal" style:font-weight-complex="normal"/>
    </style:style>
    <style:style style:name="P19" style:family="paragraph" style:parent-style-name="Standard">
      <style:paragraph-properties fo:text-align="start" style:justify-single-word="false"/>
      <style:text-properties fo:font-weight="normal" officeooo:rsid="001e558d" officeooo:paragraph-rsid="018e7e94" style:font-weight-asian="normal" style:font-weight-complex="normal"/>
    </style:style>
    <style:style style:name="P20" style:family="paragraph" style:parent-style-name="Standard">
      <style:paragraph-properties fo:text-align="start" style:justify-single-word="false"/>
      <style:text-properties fo:font-weight="normal" officeooo:rsid="001e558d" officeooo:paragraph-rsid="01f64533" style:font-weight-asian="normal" style:font-weight-complex="normal"/>
    </style:style>
    <style:style style:name="P21" style:family="paragraph" style:parent-style-name="Standard">
      <style:paragraph-properties fo:text-align="start" style:justify-single-word="false"/>
      <style:text-properties fo:font-weight="bold" officeooo:rsid="01f32f82" officeooo:paragraph-rsid="01f372cd" style:font-weight-asian="bold" style:font-weight-complex="bold"/>
    </style:style>
    <style:style style:name="P22" style:family="paragraph" style:parent-style-name="Standard">
      <style:paragraph-properties fo:text-align="start" style:justify-single-word="false"/>
      <style:text-properties fo:font-weight="bold" officeooo:rsid="01f32f82" officeooo:paragraph-rsid="01f4acfc" style:font-weight-asian="bold" style:font-weight-complex="bold"/>
    </style:style>
    <style:style style:name="P23" style:family="paragraph" style:parent-style-name="Standard">
      <style:paragraph-properties fo:text-align="start" style:justify-single-word="false"/>
      <style:text-properties fo:font-weight="bold" officeooo:rsid="01f4acfc" officeooo:paragraph-rsid="01f4acfc" style:font-weight-asian="bold" style:font-weight-complex="bold"/>
    </style:style>
    <style:style style:name="T1" style:family="text">
      <style:text-properties style:text-position="super 58%"/>
    </style:style>
    <style:style style:name="T2" style:family="text">
      <style:text-properties style:text-position="super 58%" officeooo:rsid="012b382f"/>
    </style:style>
    <style:style style:name="T3" style:family="text">
      <style:text-properties style:text-position="super 58%" style:text-underline-style="none" officeooo:rsid="019c1e8f"/>
    </style:style>
    <style:style style:name="T4" style:family="text">
      <style:text-properties style:text-position="super 58%" style:text-underline-style="none" officeooo:rsid="01a4385b"/>
    </style:style>
    <style:style style:name="T5" style:family="text">
      <style:text-properties style:text-position="super 58%" style:text-underline-style="none" officeooo:rsid="0188a6bd"/>
    </style:style>
    <style:style style:name="T6" style:family="text">
      <style:text-properties style:text-position="super 58%" style:text-underline-style="none" officeooo:rsid="018e7e94"/>
    </style:style>
    <style:style style:name="T7" style:family="text">
      <style:text-properties style:text-position="super 58%" fo:font-weight="normal" officeooo:rsid="0129ae54" style:font-weight-asian="normal" style:font-weight-complex="normal"/>
    </style:style>
    <style:style style:name="T8" style:family="text">
      <style:text-properties style:text-underline-style="none"/>
    </style:style>
    <style:style style:name="T9" style:family="text">
      <style:text-properties style:text-underline-style="none" officeooo:rsid="012b382f"/>
    </style:style>
    <style:style style:name="T10" style:family="text">
      <style:text-properties style:text-underline-style="none" officeooo:rsid="0134b83c"/>
    </style:style>
    <style:style style:name="T11" style:family="text">
      <style:text-properties style:text-underline-style="none" officeooo:rsid="01459bda"/>
    </style:style>
    <style:style style:name="T12" style:family="text">
      <style:text-properties style:text-underline-style="none" officeooo:rsid="014d9428"/>
    </style:style>
    <style:style style:name="T13" style:family="text">
      <style:text-properties style:text-underline-style="none" officeooo:rsid="017ae716"/>
    </style:style>
    <style:style style:name="T14" style:family="text">
      <style:text-properties style:text-underline-style="none" officeooo:rsid="017b84cc"/>
    </style:style>
    <style:style style:name="T15" style:family="text">
      <style:text-properties style:text-underline-style="none" officeooo:rsid="01822324"/>
    </style:style>
    <style:style style:name="T16" style:family="text">
      <style:text-properties style:text-underline-style="none" officeooo:rsid="0183c100"/>
    </style:style>
    <style:style style:name="T17" style:family="text">
      <style:text-properties style:text-underline-style="none" officeooo:rsid="01852d10"/>
    </style:style>
    <style:style style:name="T18" style:family="text">
      <style:text-properties style:text-underline-style="none" officeooo:rsid="0185765c"/>
    </style:style>
    <style:style style:name="T19" style:family="text">
      <style:text-properties style:text-underline-style="none" officeooo:rsid="01860d0b"/>
    </style:style>
    <style:style style:name="T20" style:family="text">
      <style:text-properties style:text-underline-style="none" officeooo:rsid="0188a6bd"/>
    </style:style>
    <style:style style:name="T21" style:family="text">
      <style:text-properties style:text-underline-style="none" officeooo:rsid="01890850"/>
    </style:style>
    <style:style style:name="T22" style:family="text">
      <style:text-properties style:text-underline-style="none" officeooo:rsid="018aef62"/>
    </style:style>
    <style:style style:name="T23" style:family="text">
      <style:text-properties style:text-underline-style="none" officeooo:rsid="018d02eb"/>
    </style:style>
    <style:style style:name="T24" style:family="text">
      <style:text-properties style:text-underline-style="none" officeooo:rsid="018e7e94"/>
    </style:style>
    <style:style style:name="T25" style:family="text">
      <style:text-properties style:text-underline-style="none" officeooo:rsid="0186d67f"/>
    </style:style>
    <style:style style:name="T26" style:family="text">
      <style:text-properties style:text-underline-style="none" officeooo:rsid="0190001a"/>
    </style:style>
    <style:style style:name="T27" style:family="text">
      <style:text-properties style:text-underline-style="none" officeooo:rsid="01960890"/>
    </style:style>
    <style:style style:name="T28" style:family="text">
      <style:text-properties style:text-underline-style="none" officeooo:rsid="0197f7e4"/>
    </style:style>
    <style:style style:name="T29" style:family="text">
      <style:text-properties style:text-underline-style="none" officeooo:rsid="019c1e8f"/>
    </style:style>
    <style:style style:name="T30" style:family="text">
      <style:text-properties style:text-underline-style="none" officeooo:rsid="01a30098"/>
    </style:style>
    <style:style style:name="T31" style:family="text">
      <style:text-properties style:text-underline-style="none" officeooo:rsid="01a4385b"/>
    </style:style>
    <style:style style:name="T32" style:family="text">
      <style:text-properties style:text-underline-style="none" officeooo:rsid="01b89966"/>
    </style:style>
    <style:style style:name="T33" style:family="text">
      <style:text-properties style:text-underline-style="none" officeooo:rsid="01b9be63"/>
    </style:style>
    <style:style style:name="T34" style:family="text">
      <style:text-properties style:text-underline-style="none" officeooo:rsid="01c073dd"/>
    </style:style>
    <style:style style:name="T35" style:family="text">
      <style:text-properties style:text-underline-style="none" officeooo:rsid="01e3b8b4"/>
    </style:style>
    <style:style style:name="T36" style:family="text">
      <style:text-properties style:text-underline-style="none" officeooo:rsid="01e5b5f4"/>
    </style:style>
    <style:style style:name="T37" style:family="text">
      <style:text-properties style:text-underline-style="none" officeooo:rsid="01e77107"/>
    </style:style>
    <style:style style:name="T38" style:family="text">
      <style:text-properties style:text-underline-style="none" fo:font-weight="normal" officeooo:rsid="0129ae54" style:font-weight-asian="normal" style:font-weight-complex="normal"/>
    </style:style>
    <style:style style:name="T39" style:family="text">
      <style:text-properties style:text-underline-style="none" fo:font-weight="normal" officeooo:rsid="017ae716" style:font-weight-asian="normal" style:font-weight-complex="normal"/>
    </style:style>
    <style:style style:name="T40" style:family="text">
      <style:text-properties style:text-underline-style="none" fo:font-weight="normal" officeooo:rsid="01ec8b2f" style:font-weight-asian="normal" style:font-weight-complex="normal"/>
    </style:style>
    <style:style style:name="T41" style:family="text">
      <style:text-properties style:text-underline-style="none" fo:font-weight="normal" officeooo:rsid="017b84cc" style:font-weight-asian="normal" style:font-weight-complex="normal"/>
    </style:style>
    <style:style style:name="T42" style:family="text">
      <style:text-properties style:text-underline-style="none" fo:font-weight="normal" officeooo:rsid="01eca783" style:font-weight-asian="normal" style:font-weight-complex="normal"/>
    </style:style>
    <style:style style:name="T43" style:family="text">
      <style:text-properties style:text-underline-style="none" fo:font-weight="normal" officeooo:rsid="0134b83c" style:font-weight-asian="normal" style:font-weight-complex="normal"/>
    </style:style>
    <style:style style:name="T44" style:family="text">
      <style:text-properties style:text-underline-style="none" fo:font-weight="normal" officeooo:rsid="01f2362c" style:font-weight-asian="normal" style:font-weight-complex="normal"/>
    </style:style>
    <style:style style:name="T45" style:family="text">
      <style:text-properties style:text-underline-style="none" fo:font-weight="normal" officeooo:rsid="019c1e8f" style:font-weight-asian="normal" style:font-weight-complex="normal"/>
    </style:style>
    <style:style style:name="T46" style:family="text">
      <style:text-properties style:text-underline-style="none" fo:font-weight="normal" officeooo:rsid="01852d10" style:font-weight-asian="normal" style:font-weight-complex="normal"/>
    </style:style>
    <style:style style:name="T47" style:family="text">
      <style:text-properties style:text-underline-style="none" fo:font-weight="normal" officeooo:rsid="01f59d20" style:font-weight-asian="normal" style:font-weight-complex="normal"/>
    </style:style>
    <style:style style:name="T48" style:family="text">
      <style:text-properties style:text-underline-style="none" fo:font-weight="normal" officeooo:rsid="01e3b8b4" style:font-weight-asian="normal" style:font-weight-complex="normal"/>
    </style:style>
    <style:style style:name="T49" style:family="text">
      <style:text-properties style:text-underline-style="none" fo:font-weight="normal" officeooo:rsid="01890850" style:font-weight-asian="normal" style:font-weight-complex="normal"/>
    </style:style>
    <style:style style:name="T50" style:family="text">
      <style:text-properties style:text-underline-style="none" fo:font-weight="normal" officeooo:rsid="018aef62" style:font-weight-asian="normal" style:font-weight-complex="normal"/>
    </style:style>
    <style:style style:name="T51" style:family="text">
      <style:text-properties style:text-underline-style="none" fo:font-weight="normal" officeooo:rsid="0188a6bd" style:font-weight-asian="normal" style:font-weight-complex="normal"/>
    </style:style>
    <style:style style:name="T52" style:family="text">
      <style:text-properties style:text-underline-style="none" officeooo:rsid="01eca783"/>
    </style:style>
    <style:style style:name="T53" style:family="text">
      <style:text-properties style:text-underline-style="none" officeooo:rsid="01f1e995"/>
    </style:style>
    <style:style style:name="T54" style:family="text">
      <style:text-properties style:text-underline-style="none" officeooo:rsid="01f2362c"/>
    </style:style>
    <style:style style:name="T55" style:family="text">
      <style:text-properties style:text-underline-style="none" officeooo:rsid="01f64533"/>
    </style:style>
    <style:style style:name="T56" style:family="text">
      <style:text-properties style:text-underline-style="none" officeooo:rsid="01b74118"/>
    </style:style>
    <style:style style:name="T57" style:family="text">
      <style:text-properties style:text-underline-style="solid" style:text-underline-width="auto" style:text-underline-color="font-color" officeooo:rsid="012b382f"/>
    </style:style>
    <style:style style:name="T58" style:family="text">
      <style:text-properties style:text-underline-style="solid" style:text-underline-width="auto" style:text-underline-color="font-color" officeooo:rsid="014d9428"/>
    </style:style>
    <style:style style:name="T59" style:family="text">
      <style:text-properties style:text-underline-style="solid" style:text-underline-width="auto" style:text-underline-color="font-color" fo:font-weight="normal" officeooo:rsid="0129ae54" style:font-weight-asian="normal" style:font-weight-complex="normal"/>
    </style:style>
    <style:style style:name="T60" style:family="text">
      <style:text-properties officeooo:rsid="012b382f"/>
    </style:style>
    <style:style style:name="T61" style:family="text">
      <style:text-properties officeooo:rsid="017ae716"/>
    </style:style>
    <style:style style:name="T62" style:family="text">
      <style:text-properties officeooo:rsid="01abef8f"/>
    </style:style>
    <style:style style:name="T63" style:family="text">
      <style:text-properties officeooo:rsid="01ac54c6"/>
    </style:style>
    <style:style style:name="T64" style:family="text">
      <style:text-properties officeooo:rsid="01b5a060"/>
    </style:style>
    <style:style style:name="T65" style:family="text">
      <style:text-properties officeooo:rsid="01b74118"/>
    </style:style>
    <style:style style:name="T66" style:family="text">
      <style:text-properties officeooo:rsid="01b89966"/>
    </style:style>
    <style:style style:name="T67" style:family="text">
      <style:text-properties officeooo:rsid="01b9be63"/>
    </style:style>
    <style:style style:name="T68" style:family="text">
      <style:text-properties officeooo:rsid="01e77107"/>
    </style:style>
    <style:style style:name="T69" style:family="text">
      <style:text-properties officeooo:rsid="01ec2bc6"/>
    </style:style>
    <style:style style:name="T70" style:family="text">
      <style:text-properties fo:font-weight="normal" officeooo:rsid="001c13f6" style:font-weight-asian="normal" style:font-weight-complex="normal"/>
    </style:style>
    <style:style style:name="T71" style:family="text">
      <style:text-properties fo:font-weight="normal" officeooo:rsid="0129ae54" style:font-weight-asian="normal" style:font-weight-complex="normal"/>
    </style:style>
    <style:style style:name="T72" style:family="text">
      <style:text-properties fo:font-weight="normal" officeooo:rsid="017ae716" style:font-weight-asian="normal" style:font-weight-complex="normal"/>
    </style:style>
    <style:style style:name="T73" style:family="text">
      <style:text-properties fo:font-weight="normal" officeooo:rsid="01ec8b2f" style:font-weight-asian="normal" style:font-weight-complex="normal"/>
    </style:style>
    <style:style style:name="T74" style:family="text">
      <style:text-properties officeooo:rsid="01eca783"/>
    </style:style>
    <style:style style:name="T75" style:family="text">
      <style:text-properties officeooo:rsid="01f59d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1">Giton et Phédon</text:span>»</text:p>
      <text:p text:style-name="P1"/>
      <text:p text:style-name="P14"><text:span text:style-name="T70"><text:tab/></text:span><text:span text:style-name="T71">L’extrait dont je vais vous faire la présentation aujourd’hui, le</text:span><text:span text:style-name="T72"> </text:span><text:span text:style-name="T71">portrait d</text:span><text:span text:style-name="T72">e Giton</text:span><text:span text:style-name="T71">, </text:span><text:span text:style-name="T73">figure dans le</text:span><text:span text:style-name="T71"> </text:span><text:span text:style-name="T72">83</text:span><text:span text:style-name="T7">e</text:span><text:span text:style-name="T71"> fragment du </text:span><text:span text:style-name="T72">6</text:span><text:span text:style-name="T7">e</text:span><text:span text:style-name="T71"> livre des </text:span><text:span text:style-name="T59">Caractères</text:span><text:span text:style-name="T38"> intitulé « </text:span><text:span text:style-name="T39">Des biens de fortune</text:span><text:span text:style-name="T38"> », écrit par Jean de La Bruyère. </text:span><text:span text:style-name="T40">Ce portrait précède celui de Phédon, son antithèse.</text:span></text:p>
      <text:p text:style-name="P9"/>
      <text:p text:style-name="P2"/>
      <text:p text:style-name="P3">Je vais procéder à la lecture d<text:span text:style-name="T69">e l’extrait</text:span>.</text:p>
      <text:p text:style-name="P3"/>
      <text:p text:style-name="P3"/>
      <text:p text:style-name="P4"><text:tab/><text:span text:style-name="T60">C’est au 17</text:span><text:span text:style-name="T2">e</text:span><text:span text:style-name="T60"> s que La Bruyère écrit les </text:span><text:span text:style-name="T57">Caractères</text:span><text:span text:style-name="T9">, c’est d’ailleurs la seule œuvre qu’il publiera. </text:span><text:span text:style-name="T12">Il s’inspire des </text:span><text:span text:style-name="T58">Caractères de Théophraste</text:span><text:span text:style-name="T12">, philosophe grec. L’œuvre de LB</text:span><text:span text:style-name="T9"> est constituée de plusieurs fragments qui démontrent chacun un comportement qu’un individu pourrait avoir dans la société. La Bruyère cherche donc à dénoncer certaines dimensions de la société dans laquelle il vit en l’analysant et par le biais d’un personnage qui représente cette dimension. </text:span><text:span text:style-name="T18">Tous les personnages de LB sont critiquables dans la mesure où ils n’ont pas le courage de se remettre en question.</text:span><text:span text:style-name="T9"> </text:span><text:span text:style-name="T19">Ils s’obstinent dans l’illusion et dans le fait de s’aveugler. </text:span><text:span text:style-name="T13">Le chapitre « Des biens de fortune » traite de la question de l’argent sur des modes très divers mais condamne globalement, comme dans l’ensemble du recueil, le règne du paraître. En effet, il ne critique pas la richesse mais l’usage de cette aisance matérielle pour n’exister que dans la sphère du paraître. On retrouve ici une inversion des hiérarchies : on fait passer le paraître avant l’être. </text:span><text:span text:style-name="T36">LB dénonce dans ce </text:span><text:span text:style-name="T37">portrait</text:span><text:span text:style-name="T36"> l’influence de la richesse sur le comportement de l’entourage. </text:span><text:span text:style-name="T13">Le double portrait de Giton et de Phédon constitue un véritable diptyque où les deux êtres que LB se plaît à caricaturer s’unissent dans une même forme de dénonciation. La théâtralité joue ici plein dans l’art de peindre ces deux caractères, à travers le registre satirique et ironique.</text:span></text:p>
      <text:p text:style-name="P11"><text:tab/>A nouveau, le moraliste n’explicite pas et ne prescrit pas un modèle de comportement censé corriger les mœurs des êtres qu’il tourne en ridicule : il appartient au lecteur, librement, de construire et se forger sa propre opinion.</text:p>
      <text:p text:style-name="P5"><text:span text:style-name="T13"><text:tab/></text:span><text:span text:style-name="T16">Dans ce fragment Phédon est l’antithèse de Giton, </text:span><text:span text:style-name="T17">allégorie des fortunés, </text:span><text:span text:style-name="T16">mais ils représentent tous deux l’antithèse de l’HH.</text:span></text:p>
      <text:p text:style-name="P15"><text:span text:style-name="T41"><text:tab/></text:span><text:span text:style-name="T42">Comment le moraliste dénonce le portrait de Giton en l’écrivant à l’inverse de celui de Phédon ? </text:span></text:p>
      <text:p text:style-name="P17"><text:span text:style-name="T14"><text:tab/></text:span><text:span text:style-name="T53">Nous édudierons tout d’abord sa présentation générale. Ensuite nous comprendrons ses interactions sociales. Enfin nous analyserons sa</text:span><text:span text:style-name="T16"> représentation symbolique.</text:span></text:p>
      <text:p text:style-name="P10"/>
      <text:p text:style-name="P13">1<text:span text:style-name="T1">er</text:span> mvt : présentation générale</text:p>
      <text:p text:style-name="P10"/>
      <text:p text:style-name="P16"><text:span text:style-name="T43"><text:tab/></text:span><text:span text:style-name="T44">L</text:span><text:span text:style-name="T45">e portrait de </text:span><text:span text:style-name="T46">Giton</text:span><text:span text:style-name="T45"> entre en contraste total avec le personnage de </text:span><text:span text:style-name="T47">Phédon</text:span><text:span text:style-name="T45"> </text:span><text:span text:style-name="T48">et </text:span><text:span text:style-name="T45">s’ouvre</text:span><text:span text:style-name="T46"> sur une présentation générale (jusqu’à « ferme et délibérée ») </text:span><text:span text:style-name="T49">centrée sur sa physionomie imposante, </text:span><text:span text:style-name="T47">contrairement à Phédon, impuissant pour se faire remarquer.</text:span><text:span text:style-name="T49"> D’emblée, le ridicule du personnage se marque par son ostentation. </text:span><text:span text:style-name="T50">I</text:span><text:span text:style-name="T51">l apparaît tel un matamore de la littérature espagnole (soldat fanfaron). </text:span></text:p>
      <text:p text:style-name="P5"><text:span text:style-name="T20"/></text:p>
      <text:p text:style-name="P21"><text:span text:style-name="T31">2</text:span><text:span text:style-name="T5">e</text:span><text:span text:style-name="T20"> mvt : description des interactions sociales</text:span></text:p>
      <text:p text:style-name="P5"><text:span text:style-name="T20"/></text:p>
      <text:p text:style-name="P20"><text:span text:style-name="T17"><text:tab/></text:span><text:span text:style-name="T18">Le deuxième mouvement (de « Il parle avec confiance » à « tous se règlent sue lui ») </text:span><text:span text:style-name="T20">montre la manière dont Giton </text:span><text:span text:style-name="T23">entre sur la scène du monde en</text:span><text:span text:style-name="T20"> prenant</text:span><text:span text:style-name="T23"> </text:span><text:span text:style-name="T20">la parole en société. </text:span><text:span text:style-name="T23">Il utilise les mots pour assommer ses interlocuteurs. Sa paresse est soulignée par le parallélisme « dort le jour », « dort la nuit » . Giton se donne en spectacle : par sa grossièreté et son impolitesse, ce spectacle se révèle ridicule et répugnant allant jusqu’à l’exhibition. Ce personnage est donc bien dépeint tel l’antithèse de l’HH. </text:span><text:span text:style-name="T24">De plus la méprise du personnage est symbolisée par ses actions « il ronfle en compagnie » et « Il crache fort loin » qui signifie qu’il crache sur les autres</text:span><text:span text:style-name="T33"> donc </text:span><text:span text:style-name="T55">les </text:span><text:span text:style-name="T33">méprise tandis que Phédon crache « presque sur soi » donc se méprise lui-même. </text:span><text:span text:style-name="T24">On remarque donc que la </text:span><text:soft-page-break/><text:span text:style-name="T24">gestuelle et la description physique des personnages révèlent son essence morale. On note également que les autres se rabaissent à lui et ne l’arrêtent pas car ils veulent en tirer profit. Ici, </text:span><text:span text:style-name="T18">L</text:span><text:span text:style-name="T25">B dénonce </text:span><text:span text:style-name="T24">également</text:span><text:span text:style-name="T25"> </text:span><text:span text:style-name="T20">les hypocrites qui « suivent » Giton </text:span><text:span text:style-name="T24">et décrit la société comme une somme de rapports de force entre de grossiers personnages.</text:span></text:p>
      <text:p text:style-name="P6"><text:span text:style-name="T24"/></text:p>
      <text:p text:style-name="P22"><text:span text:style-name="T24">3</text:span><text:span text:style-name="T6">e</text:span><text:span text:style-name="T24"> mvt : représentation symbolique</text:span></text:p>
      <text:p text:style-name="P6"><text:span text:style-name="T24"/></text:p>
      <text:p text:style-name="P20"><text:span text:style-name="T24"><text:tab/>Dans le troisième mouvement (allant de « Il interrompt » jusqu’à « Il est riche »), on retrouve </text:span><text:span text:style-name="T26">la répétition d’une structure constituée du pronom personnel « il » remplaçant Giton et du pronom personnel « on » désignant une généralité ainsi qu’une soumission de masse. </text:span><text:span text:style-name="T27">LB choisit de l’équiper avec un chapeau, signe ostentatoire de richesse. Il fonctionne comme accessoire théâtral pour lui donner une contenance, sa tête nue étant superficielle mais également comme un masque qui marque son attitude excessivement ridicule. </text:span><text:span text:style-name="T55">Au contraire, </text:span><text:span text:style-name="T56">le chapeau porté par Phédon est un instrument de camouflage et de disparition : </text:span><text:span text:style-name="T32">il est signe de l’inconsistance.</text:span><text:span text:style-name="T27"> LB résume donc ce portrait : Giton est grossier, méprisant et séducteur </text:span><text:span text:style-name="T28">social. Il en tire la conclusion morale suivante : « Il est riche ».</text:span></text:p>
      <text:p text:style-name="P6"><text:span text:style-name="T23"/></text:p>
      <text:p text:style-name="P23"><text:span text:style-name="T23">C</text:span><text:span text:style-name="T8">onclusion</text:span></text:p>
      <text:p text:style-name="P12"/>
      <text:p text:style-name="P8"><text:span text:style-name="T18"><text:tab/></text:span><text:span text:style-name="T20">LB </text:span><text:span text:style-name="T34">dresse donc la satire </text:span><text:span text:style-name="T20">compar</text:span><text:span text:style-name="T34">ative de</text:span><text:span text:style-name="T20"> Phédon avec Giton en réécrivant son portrait à l’inverse et en leur faisant faire les mêmes actions dans des temps forts qui se répondent. On a affaire ici à un </text:span><text:span text:style-name="T32">diptyque</text:span><text:span text:style-name="T20"> en actes </text:span><text:span text:style-name="T33">qui montre que la condition matérielle des êtres détermine leur être moral. Le regard de LB est extrêmement pessimiste sur l’Homme et sur les vices de la société de son temps puisqu’il semble ne pas y avoir de place pour les êtres vertueux : soit on choisit de dominer soit on choisit d’être dominé. La richesse se fonde donc sur la misère des autres qui vivent dans un rapport de dépendance avec les fortunés. LB</text:span><text:span text:style-name="T17"> </text:span><text:span text:style-name="T11">délivre </text:span><text:span text:style-name="T33">donc </text:span><text:span text:style-name="T11">subtilement un enseignement prégnant sans avoir recours aux prescriptions moralisatric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9T11:16:02.405138133</meta:creation-date>
    <meta:generator>LibreOffice/6.4.3.2$Windows_X86_64 LibreOffice_project/747b5d0ebf89f41c860ec2a39efd7cb15b54f2d8</meta:generator>
    <dc:date>2022-06-28T12:22:44.285000000</dc:date>
    <meta:editing-duration>P1DT16H48M4S</meta:editing-duration>
    <meta:editing-cycles>93</meta:editing-cycles>
    <meta:document-statistic meta:table-count="0" meta:image-count="0" meta:object-count="0" meta:page-count="2" meta:paragraph-count="16" meta:word-count="917" meta:character-count="5525" meta:non-whitespace-character-count="4612"/>
  </office:meta>
</office:document-meta>
</file>